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62cm" loext:decorative="false"/>
      <style:paragraph-properties style:writing-mode="lr-tb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42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41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15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15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46" draw:text-style-name="P15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47" draw:text-style-name="P17" draw:layer="layout" svg:width="8cm" svg:height="0.962cm" svg:x="7.65cm" svg:y="7.606cm">
          <draw:text-box>
            <text:p text:style-name="P16"><text:span text:style-name="T16">Substituindo (6) em (9), temos:</text:span></text:p>
          </draw:text-box>
        </draw:frame>
        <draw:frame draw:style-name="gr48" draw:text-style-name="P17" draw:layer="layout" svg:width="8cm" svg:height="0.962cm" svg:x="7.65cm" svg:y="11.844cm">
          <draw:text-box>
            <text:p text:style-name="P16"><text:span text:style-name="T16">Substituindo (7) em (9), temos:</text:span></text:p>
          </draw:text-box>
        </draw:frame>
        <draw:frame draw:style-name="gr49" draw:text-style-name="P17" draw:layer="layout" svg:width="8cm" svg:height="0.962cm" svg:x="7.65cm" svg:y="16.144cm">
          <draw:text-box>
            <text:p text:style-name="P16"><text:span text:style-name="T16">Substituindo (8) em (9), tem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0" draw:text-style-name="P18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0.55cm" svg:height="0.725cm" svg:x="21.5cm" svg:y="12cm">
          <draw:text-box>
            <text:p text:style-name="P19"><text:span text:style-name="T17">b</text:span></text:p>
          </draw:text-box>
        </draw:frame>
        <draw:custom-shape draw:style-name="gr52" draw:text-style-name="P18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0.55cm" svg:height="0.75cm" svg:x="21.7cm" svg:y="16.25cm">
          <draw:text-box>
            <text:p text:style-name="P19"><text:span text:style-name="T17">b</text:span></text:p>
          </draw:text-box>
        </draw:frame>
        <draw:custom-shape draw:style-name="gr54" draw:text-style-name="P18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0.65cm" svg:height="0.725cm" svg:x="17.9cm" svg:y="7.875cm">
          <draw:text-box>
            <text:p text:style-name="P19"><text:span text:style-name="T17">b</text:span></text:p>
          </draw:text-box>
        </draw:frame>
      </draw:page>
      <draw:page draw:name="page7" draw:style-name="dp2" draw:master-page-name="Default">
        <draw:frame draw:style-name="gr9" draw:text-style-name="P8" draw:layer="layout" svg:width="8.632cm" svg:height="0.798cm" svg:x="10.25cm" svg:y="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9T15:17:59.073434070</dc:date>
    <meta:editing-duration>PT15H53M41S</meta:editing-duration>
    <meta:editing-cycles>94</meta:editing-cycles>
    <meta:generator>LibreOffice/24.2.7.2$Linux_X86_64 LibreOffice_project/42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i>b</mi>
      </mrow>
    </mrow>
    <annotation encoding="StarMath 5.0">a_{P} . %phi_{P} = a_{D} . %phi_{D} + a_{E} . %phi_{E} + b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sub>
          <mi>a</mi>
          <mi>n</mi>
        </msub>
      </mrow>
      <mn>.</mn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n} . %phi_{n} -a_{D,n} . %phi_{n+1} = b_{n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